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ae9" officeooo:paragraph-rsid="0005bae9"/>
    </style:style>
    <style:style style:name="P2" style:family="paragraph" style:parent-style-name="Standard">
      <style:text-properties officeooo:rsid="00061271" officeooo:paragraph-rsid="00061271"/>
    </style:style>
    <style:style style:name="P3" style:family="paragraph" style:parent-style-name="Standard">
      <style:text-properties officeooo:rsid="0007fa94" officeooo:paragraph-rsid="0007fa94"/>
    </style:style>
    <style:style style:name="P4" style:family="paragraph" style:parent-style-name="Standard">
      <style:text-properties officeooo:rsid="0009c7c2" officeooo:paragraph-rsid="0009c7c2"/>
    </style:style>
    <style:style style:name="P5" style:family="paragraph" style:parent-style-name="Standard">
      <style:text-properties officeooo:rsid="0009c7c2" officeooo:paragraph-rsid="000ab4b8"/>
    </style:style>
    <style:style style:name="P6" style:family="paragraph" style:parent-style-name="Standard">
      <style:text-properties officeooo:rsid="0009c7c2" officeooo:paragraph-rsid="000c95a9"/>
    </style:style>
    <style:style style:name="P7" style:family="paragraph" style:parent-style-name="Standard">
      <style:text-properties officeooo:rsid="000ab4b8" officeooo:paragraph-rsid="000ab4b8"/>
    </style:style>
    <style:style style:name="P8" style:family="paragraph" style:parent-style-name="Standard">
      <style:text-properties officeooo:rsid="000c95a9" officeooo:paragraph-rsid="000c95a9"/>
    </style:style>
    <style:style style:name="T1" style:family="text">
      <style:text-properties officeooo:rsid="0007fa94"/>
    </style:style>
    <style:style style:name="T2" style:family="text">
      <style:text-properties officeooo:rsid="000ab4b8"/>
    </style:style>
    <style:style style:name="T3" style:family="text">
      <style:text-properties officeooo:rsid="000c9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ails new amazon_oct -T -d postgresql</text:p>
      <text:p text:style-name="P1">2. bin/rails g model product title:string price:money description:text</text:p>
      <text:p text:style-name="P2">3. bin/rake db:create </text:p>
      <text:p text:style-name="P2">4. bin/rake <text:a xlink:type="simple" xlink:href="db:migrate">db:migrate</text:a></text:p>
      <text:p text:style-name="P2">5. add validates</text:p>
      <text:p text:style-name="P2"><text:s text:c="2"/>validates :title, presence: true, uniquness: true</text:p>
      <text:p text:style-name="P2"><text:s text:c="3"/>validates :price, presence: true,</text:p>
      <text:p text:style-name="P2"><text:s text:c="29"/>numericality: {greater_than: 0}</text:p>
      <text:p text:style-name="P2">6. generate controller</text:p>
      <text:p text:style-name="P2"><text:s text:c="4"/>bin/rails g controller products</text:p>
      <text:p text:style-name="P2"/>
      <text:p text:style-name="P2"><text:s text:c="3"/>* running separate port: bin/rails s -p 3001</text:p>
      <text:p text:style-name="P2">7. <text:span text:style-name="T1">Now routes.rb and make get. e.g. get “/products/new”</text:span></text:p>
      <text:p text:style-name="P3">8. make new.html.erb in views/products</text:p>
      <text:p text:style-name="P3">9. in routes.rb make:</text:p>
      <text:p text:style-name="P3"><text:s text:c="4"/>post "/products" =&gt; "products#create", as: :products</text:p>
      <text:p text:style-name="P4">10. make def create.</text:p>
      <text:p text:style-name="P4"><text:s text:c="2"/>def create</text:p>
      <text:p text:style-name="P4"><text:s text:c="4"/>product_params = params.require(:product).permit([:title, :price, :description])</text:p>
      <text:p text:style-name="P4"><text:s text:c="4"/>@product = Product.new product_params</text:p>
      <text:p text:style-name="P4"><text:s text:c="4"/>render text: "Inside create action"</text:p>
      <text:p text:style-name="P4"><text:s text:c="2"/>end</text:p>
      <text:p text:style-name="P4"/>
      <text:p text:style-name="P5">11. make if/else and <text:span text:style-name="T2">(</text:span>render :new<text:span text:style-name="T2">)</text:span> inside else.</text:p>
      <text:p text:style-name="P5"><text:span text:style-name="T2">12. print errors inside new.html.erb:</text:span></text:p>
      <text:p text:style-name="P7">&lt;%#= @product.errors.full_message.join(", ") %&gt;</text:p>
      <text:p text:style-name="P7">&lt;% if @product.errors.any? %&gt;</text:p>
      <text:p text:style-name="P7"><text:s text:c="2"/>&lt;ul&gt;</text:p>
      <text:p text:style-name="P7"><text:s text:c="4"/>&lt;% @product.errors.full_messages.each do |msg| %&gt;</text:p>
      <text:p text:style-name="P7"><text:s text:c="6"/>&lt;li&gt;&lt;%= msg %&gt;&lt;/li&gt;</text:p>
      <text:p text:style-name="P7"><text:s text:c="4"/>&lt;% end %&gt;</text:p>
      <text:p text:style-name="P7"><text:s text:c="2"/>&lt;/ul&gt;</text:p>
      <text:p text:style-name="P7">&lt;% end %&gt;</text:p>
      <text:p text:style-name="P7"/>
      <text:p text:style-name="P8">13. Make def show</text:p>
      <text:p text:style-name="P6"><text:span text:style-name="T3">def show</text:span></text:p>
      <text:p text:style-name="P6"><text:span text:style-name="T3"><text:s text:c="4"/>@product = Product.find params[:id]</text:span></text:p>
      <text:p text:style-name="P6"><text:span text:style-name="T3"><text:s text:c="2"/>end</text:span></text:p>
      <text:p text:style-name="P6"/>
      <text:p text:style-name="P6"><text:span text:style-name="T3">14. make redirect_to inside def create:</text:span></text:p>
      <text:p text:style-name="P8">@product = Product.new product_params</text:p>
      <text:p text:style-name="P8"><text:s text:c="4"/>if @product.save</text:p>
      <text:p text:style-name="P8"><text:s text:c="6"/>redirect_to product_path(@product)</text:p>
      <text:p text:style-name="P8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3:21:39.312577210</meta:creation-date>
    <dc:date>2015-10-29T16:03:35.103813120</dc:date>
    <meta:editing-duration>PT2H36M4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159" meta:character-count="1271" meta:non-whitespace-character-count="1054"/>
  </office:meta>
</office:document-meta>
</file>